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75"/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Hom</text:p>
          </table:table-cell>
          <table:table-cell office:value-type="string">
            <text:p>Homöopathie</text:p>
          </table:table-cell>
          <table:table-cell table:number-columns-repeated="2" office:value-type="float" office:value="0">
            <text:p>0.00</text:p>
          </table:table-cell>
          <table:table-cell table:style-name="ce2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1</text:p>
          </table:table-cell>
          <table:table-cell office:value-type="string">
            <text:p>Erstanamnese</text:p>
          </table:table-cell>
          <table:table-cell office:value-type="float" office:value="0">
            <text:p>0.00</text:p>
          </table:table-cell>
          <table:table-cell office:value-type="float" office:value="120">
            <text:p>120.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x</text:p>
          </table:table-cell>
          <table:table-cell office:value-type="string">
            <text:p>Normalkonsultation</text:p>
          </table:table-cell>
          <table:table-cell office:value-type="float" office:value="0">
            <text:p>0.00</text:p>
          </table:table-cell>
          <table:table-cell office:value-type="float" office:value="60">
            <text:p>60.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Rep</text:p>
          </table:table-cell>
          <table:table-cell office:value-type="string">
            <text:p>Reperoration</text:p>
          </table:table-cell>
          <table:table-cell office:value-type="float" office:value="0">
            <text:p>0.00</text:p>
          </table:table-cell>
          <table:table-cell table:number-columns-repeated="2" office:value-type="float" office:value="30">
            <text:p>30.0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ku</text:p>
          </table:table-cell>
          <table:table-cell office:value-type="string">
            <text:p>Akupunktur</text:p>
          </table:table-cell>
          <table:table-cell table:number-columns-repeated="3" office:value-type="float" office:value="0">
            <text:p>0.0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1</text:p>
          </table:table-cell>
          <table:table-cell office:value-type="string">
            <text:p>Erste Nadel</text:p>
          </table:table-cell>
          <table:table-cell office:value-type="float" office:value="0.1">
            <text:p>0.10</text:p>
          </table:table-cell>
          <table:table-cell office:value-type="float" office:value="20">
            <text:p>20.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x</text:p>
          </table:table-cell>
          <table:table-cell office:value-type="string">
            <text:p>Jede weitere Nadel</text:p>
          </table:table-cell>
          <table:table-cell office:value-type="float" office:value="0.1">
            <text:p>0.10</text:p>
          </table:table-cell>
          <table:table-cell office:value-type="float" office:value="10">
            <text:p>10.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ch</text:p>
          </table:table-cell>
          <table:table-cell office:value-type="string">
            <text:p>Schreinerarbeiten</text:p>
          </table:table-cell>
          <table:table-cell table:number-columns-repeated="3" office:value-type="float" office:value="0">
            <text:p>0.0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Tisch</text:p>
          </table:table-cell>
          <table:table-cell office:value-type="string">
            <text:p>Tisch bauen</text:p>
          </table:table-cell>
          <table:table-cell office:value-type="float" office:value="25.4">
            <text:p>25.40</text:p>
          </table:table-cell>
          <table:table-cell office:value-type="float" office:value="125.8">
            <text:p>125.8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Stuhl</text:p>
          </table:table-cell>
          <table:table-cell office:value-type="string">
            <text:p>Stuhl bauen</text:p>
          </table:table-cell>
          <table:table-cell office:value-type="float" office:value="18.7">
            <text:p>18.70</text:p>
          </table:table-cell>
          <table:table-cell office:value-type="float" office:value="75.3">
            <text:p>75.30</text:p>
          </table:table-cell>
          <table:table-cell office:value-type="float" office:value="40">
            <text:p>4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Regal</text:p>
          </table:table-cell>
          <table:table-cell office:value-type="string">
            <text:p>Regal bauen</text:p>
          </table:table-cell>
          <table:table-cell office:value-type="float" office:value="75.8">
            <text:p>75.80</text:p>
          </table:table-cell>
          <table:table-cell office:value-type="float" office:value="223.1">
            <text:p>223.10</text:p>
          </table:table-cell>
          <table:table-cell office:value-type="float" office:value="80">
            <text:p>8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17.921cm" fo:page-height="26.882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17.921cm" fo:page-height="26.882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1">21.07.2007</text:date>, <text:time>18:2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2" style:display-name="PageStyle_Tabelle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3" style:display-name="PageStyle_Tabelle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7-21T17:58:25</meta:creation-date>
    <dc:date>2007-07-21T18:13:14</dc:date>
    <meta:print-date>1601-01-01T02:06:31</meta:print-date>
    <dc:language>de-CH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99"/>
  </office:meta>
</office:document-meta>
</file>